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2" style:family="graphic" style:parent-style-name="standard" style:list-style-name="L1">
      <style:graphic-properties draw:fill-color="#b2b2b2" draw:textarea-horizontal-align="justify" draw:textarea-vertical-align="middle" draw:auto-grow-height="false" fo:min-height="1.75cm" fo:min-width="3.5cm"/>
      <style:paragraph-properties style:writing-mode="lr-tb"/>
    </style:style>
    <style:style style:name="gr3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4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5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6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7" style:family="graphic" style:parent-style-name="standard">
      <style:graphic-properties draw:fill-color="#ffe994" draw:textarea-horizontal-align="justify" draw:textarea-vertical-align="middle" draw:auto-grow-height="false" fo:min-height="0.926cm" fo:min-width="1.74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fill-color="#ec9ba4" draw:textarea-horizontal-align="justify" draw:textarea-vertical-align="middle" draw:auto-grow-height="false" fo:min-height="0.75cm" fo:min-width="1.5cm"/>
      <style:paragraph-properties style:writing-mode="lr-tb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1.751cm" fo:min-width="2.167cm"/>
      <style:paragraph-properties style:writing-mode="lr-tb"/>
    </style:style>
    <style:style style:name="gr11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fill-color="#e8f2a1" draw:textarea-horizontal-align="justify" draw:textarea-vertical-align="middle" draw:auto-grow-height="false" fo:min-height="1.38cm" fo:min-width="3.5cm"/>
      <style:paragraph-properties style:writing-mode="lr-tb"/>
    </style:style>
    <style:style style:name="gr14" style:family="graphic" style:parent-style-name="standard">
      <style:graphic-properties draw:fill-color="#e8f2a1" draw:textarea-horizontal-align="justify" draw:textarea-vertical-align="middle" draw:auto-grow-height="false" fo:min-height="1.376cm" fo:min-width="3.5cm"/>
      <style:paragraph-properties style:writing-mode="lr-tb"/>
    </style:style>
    <style:style style:name="gr15" style:family="graphic" style:parent-style-name="standard">
      <style:graphic-properties draw:fill-color="#e8f2a1" draw:textarea-horizontal-align="justify" draw:textarea-vertical-align="middle" draw:auto-grow-height="false" fo:min-height="1.384cm" fo:min-width="3.5cm"/>
      <style:paragraph-properties style:writing-mode="lr-tb"/>
    </style:style>
    <style:style style:name="gr16" style:family="graphic" style:parent-style-name="standard">
      <style:graphic-properties draw:fill-color="#e8f2a1" draw:textarea-horizontal-align="justify" draw:textarea-vertical-align="middle" draw:auto-grow-height="false" fo:min-height="1.393cm" fo:min-width="3.5cm"/>
      <style:paragraph-properties style:writing-mode="lr-tb"/>
    </style:style>
    <style:style style:name="gr17" style:family="graphic" style:parent-style-name="standard">
      <style:graphic-properties draw:fill-color="#e8f2a1" draw:textarea-horizontal-align="justify" draw:textarea-vertical-align="middle" draw:auto-grow-height="false" fo:min-height="1.341cm" fo:min-width="3.5cm"/>
      <style:paragraph-properties style:writing-mode="lr-tb"/>
    </style:style>
    <style:style style:name="gr18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19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20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21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22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loext:graphic-properties draw:fill-color="#b4c7dc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text-align="center" style:writing-mode="lr-tb"/>
      <style:text-properties fo:font-size="13pt" style:font-size-asian="14pt" style:font-size-complex="14pt"/>
    </style:style>
    <style:style style:name="P9" style:family="paragraph">
      <loext:graphic-properties draw:fill-color="#ffe994"/>
      <style:paragraph-properties fo:text-align="center" style:writing-mode="lr-tb"/>
      <style:text-properties fo:font-size="13pt" style:font-size-asian="14pt" style:font-size-complex="1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  <style:text-properties fo:font-size="13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ec9ba4"/>
      <style:paragraph-properties fo:text-align="center" style:writing-mode="lr-tb"/>
      <style:text-properties fo:font-size="13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-color="#b2b2b2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-color="#e8f2a1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style:paragraph-properties fo:text-align="center"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P18" style:family="paragraph">
      <loext:graphic-properties draw:fill-color="#e8f2a1"/>
      <style:paragraph-properties fo:text-align="center"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3pt" style:font-size-asian="14pt" style:font-size-complex="14pt"/>
    </style:style>
    <style:style style:name="T8" style:family="text">
      <style:text-properties fo:font-size="13pt" fo:font-weight="bold" style:font-size-asian="14pt" style:font-weight-asian="bold" style:font-size-complex="14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cm" svg:height="2cm" svg:x="12.7cm" svg:y="4.5cm">
          <text:p text:style-name="P1"><text:span text:style-name="T1">B</text:span><text:span text:style-name="T1">UI</text:span><text:span text:style-name="T1">L</text:span><text:span text:style-name="T1">D</text:span></text:p>
          <text:p text:style-name="P1"><text:span text:style-name="T2">C</text:span><text:span text:style-name="T2">hil</text:span><text:span text:style-name="T2">dr</text:span><text:span text:style-name="T2">en </text:span><text:span text:style-name="T2">of</text:span></text:p>
          <text:p text:style-name="P1"><text:span text:style-name="T2">se</text:span><text:span text:style-name="T2">le</text:span><text:span text:style-name="T2">ct</text:span><text:span text:style-name="T2">ed </text:span><text:span text:style-name="T2">fr</text:span><text:span text:style-name="T2">ac</text:span><text:span text:style-name="T2">tal</text:span><text:span text:style-name="T2">s</text:span></text:p>
          <text:p text:style-name="P1"><text:span text:style-name="T2">wi</text:span><text:span text:style-name="T2">th </text:span><text:span text:style-name="T2">m</text:span><text:span text:style-name="T2">et</text:span><text:span text:style-name="T2">ho</text:span><text:span text:style-name="T2">d </text:span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cm" svg:height="2cm" svg:x="2.9cm" svg:y="4.5cm">
          <text:p text:style-name="P3"><text:span text:style-name="T3">INITIALIZE</text:span></text:p>
          <text:p text:style-name="P3"><text:span text:style-name="T4">OPEN 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4cm" svg:height="2cm" svg:x="7.8cm" svg:y="4.5cm">
          <text:p text:style-name="P5"><text:span text:style-name="T5">SELECT </text:span></text:p>
          <text:p text:style-name="P5"><text:span text:style-name="T6">n fractals from</text:span></text:p>
          <text:p text:style-name="P5"><text:span text:style-name="T6">OPEN with rule 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4cm" svg:height="2cm" svg:x="17.6cm" svg:y="4.5cm">
          <text:p text:style-name="P3"><text:span text:style-name="T3">EXPLORE</text:span></text:p>
          <text:p text:style-name="P3"><text:span text:style-name="T4">built fractals</text:span></text:p>
          <text:p text:style-name="P3"><text:span text:style-name="T4">with algorithm 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4cm" svg:height="2cm" svg:x="22.5cm" svg:y="4.5cm">
          <text:p text:style-name="P3"><text:span text:style-name="T3">SCORE</text:span></text:p>
          <text:p text:style-name="P3"><text:span text:style-name="T4">explored fractals</text:span></text:p>
          <text:p text:style-name="P3"><text:span text:style-name="T4">with heuristic 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0" draw:id="id10" draw:layer="layout" svg:width="4cm" svg:height="2cm" svg:x="17.725cm" svg:y="16.2cm">
          <text:p text:style-name="P3"><text:span text:style-name="T3">EXPLOIT</text:span></text:p>
          <text:p text:style-name="P3"><text:span text:style-name="T4">explored fractals</text:span></text:p>
          <text:p text:style-name="P3"><text:span text:style-name="T4">with algorithm B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8" draw:id="id8" draw:layer="layout" svg:width="4cm" svg:height="2.1cm" svg:x="17.7cm" svg:y="10.3cm">
          <text:p text:style-name="P8"><text:span text:style-name="T7">For each</text:span></text:p>
          <text:p text:style-name="P8"><text:span text:style-name="T7">scored</text:span></text:p>
          <text:p text:style-name="P8"><text:span text:style-name="T7">fractal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8" draw:text-style-name="P10" draw:layer="layout" draw:type="line" svg:x1="6.9cm" svg:y1="5.5cm" svg:x2="7.8cm" svg:y2="5.5cm" draw:start-shape="id1" draw:start-glue-point="1" draw:end-shape="id2" draw:end-glue-point="3" svg:d="M6900 5500h900" svg:viewBox="0 0 901 1">
          <text:p/>
        </draw:connector>
        <draw:connector draw:style-name="gr8" draw:text-style-name="P10" draw:layer="layout" draw:type="line" svg:x1="11.8cm" svg:y1="5.5cm" svg:x2="12.7cm" svg:y2="5.5cm" draw:start-shape="id2" draw:start-glue-point="1" draw:end-shape="id3" draw:end-glue-point="3" svg:d="M11800 5500h900" svg:viewBox="0 0 901 1">
          <text:p/>
        </draw:connector>
        <draw:connector draw:style-name="gr8" draw:text-style-name="P10" draw:layer="layout" draw:type="line" svg:x1="16.7cm" svg:y1="5.5cm" svg:x2="17.6cm" svg:y2="5.5cm" draw:start-shape="id3" draw:start-glue-point="1" draw:end-shape="id4" draw:end-glue-point="3" svg:d="M16700 5500h900" svg:viewBox="0 0 901 1">
          <text:p/>
        </draw:connector>
        <draw:connector draw:style-name="gr8" draw:text-style-name="P10" draw:layer="layout" draw:type="line" svg:x1="21.6cm" svg:y1="5.5cm" svg:x2="22.5cm" svg:y2="5.5cm" draw:start-shape="id4" draw:start-glue-point="1" draw:end-shape="id5" draw:end-glue-point="3" svg:d="M21600 5500h900" svg:viewBox="0 0 901 1">
          <text:p/>
        </draw:connector>
        <draw:custom-shape draw:style-name="gr9" draw:text-style-name="P12" xml:id="id6" draw:id="id6" draw:layer="layout" svg:width="4cm" svg:height="2cm" svg:x="17.7cm" svg:y="7.4cm">
          <text:p text:style-name="P11"><text:span text:style-name="T8">STOP 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4" xml:id="id7" draw:id="id7" draw:layer="layout" svg:width="4cm" svg:height="2cm" svg:x="22.6cm" svg:y="7.4cm">
          <text:p text:style-name="P13"><text:span text:style-name="T1">RETURN</text:span></text:p>
          <text:p text:style-name="P13"><text:span text:style-name="T9">best solution</text:span></text:p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12" xml:id="id9" draw:id="id9" draw:layer="layout" svg:width="4cm" svg:height="2cm" svg:x="17.7cm" svg:y="13.301cm">
          <text:p text:style-name="P11"><text:span text:style-name="T8">DEPTH MAX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10" draw:layer="layout" svg:x1="21.7cm" svg:y1="8.4cm" svg:x2="22.6cm" svg:y2="8.4cm" draw:start-shape="id6" draw:start-glue-point="7" draw:end-shape="id7" draw:end-glue-point="3" svg:d="M21700 8400h900" svg:viewBox="0 0 901 1">
          <text:p/>
        </draw:connector>
        <draw:connector draw:style-name="gr8" draw:text-style-name="P10" draw:layer="layout" svg:x1="19.7cm" svg:y1="9.4cm" svg:x2="19.7cm" svg:y2="10.3cm" draw:start-shape="id6" draw:start-glue-point="6" draw:end-shape="id8" draw:end-glue-point="7" svg:d="M19700 9400v900" svg:viewBox="0 0 1 901">
          <text:p/>
        </draw:connector>
        <draw:connector draw:style-name="gr8" draw:text-style-name="P10" draw:layer="layout" svg:x1="19.7cm" svg:y1="12.4cm" svg:x2="19.7cm" svg:y2="13.301cm" draw:start-shape="id8" draw:start-glue-point="5" draw:end-shape="id9" draw:end-glue-point="4" svg:d="M19700 12400v901" svg:viewBox="0 0 1 902">
          <text:p/>
        </draw:connector>
        <draw:connector draw:style-name="gr8" draw:text-style-name="P10" draw:layer="layout" draw:line-skew="-3.202cm 2.501cm" svg:x1="24.5cm" svg:y1="6.5cm" svg:x2="19.7cm" svg:y2="7.4cm" draw:start-shape="id5" draw:start-glue-point="2" draw:end-shape="id6" draw:end-glue-point="4" svg:d="M24500 6500v200h-4800v199 501" svg:viewBox="0 0 4801 901">
          <text:p/>
        </draw:connector>
        <draw:custom-shape draw:style-name="gr9" draw:text-style-name="P12" xml:id="id12" draw:id="id12" draw:layer="layout" svg:width="4cm" svg:height="2cm" svg:x="22.6cm" svg:y="16.2cm">
          <text:p text:style-name="P11"><text:span text:style-name="T8">STOP 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10" draw:layer="layout" svg:x1="19.7cm" svg:y1="15.301cm" svg:x2="19.725cm" svg:y2="16.2cm" draw:start-shape="id9" draw:start-glue-point="6" draw:end-shape="id10" draw:end-glue-point="0" svg:d="M19700 15301v450h25v449" svg:viewBox="0 0 26 900">
          <text:p/>
        </draw:connector>
        <draw:custom-shape draw:style-name="gr11" draw:text-style-name="P6" xml:id="id11" draw:id="id11" draw:layer="layout" svg:width="4cm" svg:height="2cm" svg:x="12.7cm" svg:y="13.3cm">
          <text:p text:style-name="P5"><text:span text:style-name="T5">APPEND</text:span></text:p>
          <text:p text:style-name="P5"><text:span text:style-name="T6">child to O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0" draw:layer="layout" svg:x1="17.7cm" svg:y1="14.301cm" svg:x2="16.7cm" svg:y2="14.3cm" draw:start-shape="id9" draw:start-glue-point="5" draw:end-shape="id11" draw:end-glue-point="1" svg:d="M17700 14301h-500v-1h-500" svg:viewBox="0 0 1001 2">
          <text:p/>
        </draw:connector>
        <draw:connector draw:style-name="gr8" draw:text-style-name="P10" draw:layer="layout" svg:x1="21.725cm" svg:y1="17.2cm" svg:x2="22.6cm" svg:y2="17.2cm" draw:start-shape="id10" draw:start-glue-point="1" draw:end-shape="id12" draw:end-glue-point="5" svg:d="M21725 17200h875" svg:viewBox="0 0 876 1">
          <text:p/>
        </draw:connector>
        <draw:connector draw:style-name="gr8" draw:text-style-name="P10" draw:layer="layout" svg:x1="24.6cm" svg:y1="16.2cm" svg:x2="24.6cm" svg:y2="9.4cm" draw:start-shape="id12" draw:start-glue-point="4" draw:end-shape="id7" svg:d="M24600 16200v-6800" svg:viewBox="0 0 1 6801">
          <text:p/>
        </draw:connector>
        <draw:connector draw:style-name="gr8" draw:text-style-name="P10" draw:layer="layout" svg:x1="24.6cm" svg:y1="18.2cm" svg:x2="9.8cm" svg:y2="6.5cm" draw:start-shape="id12" draw:start-glue-point="6" draw:end-shape="id2" draw:end-glue-point="2" svg:d="M24600 18200v502h-14800v-12202" svg:viewBox="0 0 14801 12203">
          <text:p/>
        </draw:connector>
        <draw:connector draw:style-name="gr8" draw:text-style-name="P10" draw:layer="layout" svg:x1="12.7cm" svg:y1="14.3cm" svg:x2="9.8cm" svg:y2="6.5cm" draw:start-shape="id11" draw:start-glue-point="3" draw:end-shape="id2" draw:end-glue-point="2" svg:d="M12700 14300h-2900v-7800" svg:viewBox="0 0 2901 7801">
          <text:p/>
        </draw:connector>
        <draw:frame draw:style-name="gr12" draw:text-style-name="P15" draw:layer="layout" svg:width="1.5cm" svg:height="1cm" svg:x="21.3cm" svg:y="7.6cm">
          <draw:text-box>
            <text:p><text:span text:style-name="T2">YES</text:span></text:p>
          </draw:text-box>
        </draw:frame>
        <draw:frame draw:style-name="gr12" draw:text-style-name="P15" draw:layer="layout" svg:width="1.5cm" svg:height="1cm" svg:x="24.6cm" svg:y="15.2cm">
          <draw:text-box>
            <text:p><text:span text:style-name="T2">YES</text:span></text:p>
          </draw:text-box>
        </draw:frame>
        <draw:frame draw:style-name="gr12" draw:text-style-name="P15" draw:layer="layout" svg:width="1.5cm" svg:height="1cm" svg:x="18.2cm" svg:y="9.4cm">
          <draw:text-box>
            <text:p><text:span text:style-name="T2">NO</text:span></text:p>
          </draw:text-box>
        </draw:frame>
        <draw:frame draw:style-name="gr12" draw:text-style-name="P15" draw:layer="layout" svg:width="1.5cm" svg:height="1cm" svg:x="24.6cm" svg:y="18.2cm">
          <draw:text-box>
            <text:p><text:span text:style-name="T2">NO</text:span></text:p>
          </draw:text-box>
        </draw:frame>
        <draw:frame draw:style-name="gr12" draw:text-style-name="P15" draw:layer="layout" svg:width="1.5cm" svg:height="1cm" svg:x="19.7cm" svg:y="15.3cm">
          <draw:text-box>
            <text:p><text:span text:style-name="T2">YES</text:span></text:p>
          </draw:text-box>
        </draw:frame>
        <draw:frame draw:style-name="gr12" draw:text-style-name="P15" draw:layer="layout" svg:width="1.5cm" svg:height="1cm" svg:x="16.7cm" svg:y="14.4cm">
          <draw:text-box>
            <text:p><text:span text:style-name="T2">NO</text:span></text:p>
          </draw:text-box>
        </draw:frame>
        <draw:connector draw:style-name="gr8" draw:text-style-name="P10" draw:layer="layout" svg:x1="9.8cm" svg:y1="3.6cm" svg:x2="9.8cm" svg:y2="4.5cm" draw:end-shape="id2" draw:end-glue-point="0" svg:d="M9800 3600v900" svg:viewBox="0 0 1 901">
          <text:p/>
        </draw:connector>
        <draw:connector draw:style-name="gr8" draw:text-style-name="P10" draw:layer="layout" svg:x1="14.7cm" svg:y1="3.6cm" svg:x2="14.7cm" svg:y2="4.5cm" draw:end-shape="id3" draw:end-glue-point="0" svg:d="M14700 3600v900" svg:viewBox="0 0 1 901">
          <text:p/>
        </draw:connector>
        <draw:connector draw:style-name="gr8" draw:text-style-name="P10" draw:layer="layout" svg:x1="24.5cm" svg:y1="3.6cm" svg:x2="24.5cm" svg:y2="4.5cm" draw:end-shape="id5" draw:end-glue-point="0" svg:d="M24500 3600v900" svg:viewBox="0 0 1 901">
          <text:p/>
        </draw:connector>
        <draw:custom-shape draw:style-name="gr13" draw:text-style-name="P16" draw:layer="layout" svg:width="4cm" svg:height="2cm" svg:x="7.8cm" svg:y="1.6cm">
          <text:p text:style-name="P1"><text:span text:style-name="T2">Selection rule R :</text:span></text:p>
          <text:p text:style-name="P1"><text:span text:style-name="T1">Tree Search</text:span></text:p>
          <draw:enhanced-geometry svg:viewBox="0 0 21600 21600" draw:mirror-horizontal="false" draw:mirror-vertical="false" draw:glue-points="10800 0 0 10800 10800 21600 21600 10800" draw:text-areas="0 0 21600 ?f11" draw:type="paper" draw:modifiers="17335.06623344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5" draw:layer="layout" svg:width="1.5cm" svg:height="1cm" svg:x="24.6cm" svg:y="18.2cm">
          <draw:text-box>
            <text:p><text:span text:style-name="T2">NO</text:span></text:p>
          </draw:text-box>
        </draw:frame>
        <draw:custom-shape draw:style-name="gr14" draw:text-style-name="P16" draw:layer="layout" svg:width="4cm" svg:height="2cm" svg:x="12.7cm" svg:y="1.601cm">
          <text:p text:style-name="P1"><text:span text:style-name="T2">Method H :</text:span></text:p>
          <text:p text:style-name="P1"><text:span text:style-name="T1">Hypervolume</text:span></text:p>
          <draw:enhanced-geometry svg:viewBox="0 0 21600 21600" draw:mirror-horizontal="false" draw:mirror-vertical="false" draw:glue-points="10800 0 0 10800 10800 21600 21600 10800" draw:text-areas="0 0 21600 ?f11" draw:type="paper" draw:modifiers="17291.877030742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0" draw:layer="layout" svg:x1="19.6cm" svg:y1="3.6cm" svg:x2="19.6cm" svg:y2="4.5cm" svg:d="M19600 3600v900" svg:viewBox="0 0 1 901">
          <text:p/>
        </draw:connector>
        <draw:custom-shape draw:style-name="gr15" draw:text-style-name="P16" draw:layer="layout" svg:width="4cm" svg:height="2cm" svg:x="17.6cm" svg:y="1.601cm">
          <text:p text:style-name="P1"><text:span text:style-name="T2">Algorithm A :</text:span></text:p>
          <text:p text:style-name="P1"><text:span text:style-name="T1">Metaheuristic</text:span><text:span text:style-name="T9"> or</text:span></text:p>
          <text:p text:style-name="P1"><text:span text:style-name="T1">Sampling method</text:span></text:p>
          <draw:enhanced-geometry svg:viewBox="0 0 21600 21600" draw:mirror-horizontal="false" draw:mirror-vertical="false" draw:glue-points="10800 0 0 10800 10800 21600 21600 10800" draw:text-areas="0 0 21600 ?f11" draw:type="paper" draw:modifiers="17383.65408647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8" draw:layer="layout" svg:width="4cm" svg:height="2cm" svg:x="22.5cm" svg:y="1.602cm">
          <text:p text:style-name="P17"><text:span text:style-name="T9">Scoring method S:</text:span></text:p>
          <text:p text:style-name="P17"><text:span text:style-name="T1">Heuristic</text:span></text:p>
          <draw:enhanced-geometry svg:viewBox="0 0 21600 21600" draw:mirror-horizontal="false" draw:mirror-vertical="false" draw:glue-points="10800 0 0 10800 10800 21600 21600 10800" draw:text-areas="0 0 21600 ?f11" draw:type="paper" draw:modifiers="17480.829792551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6" xml:id="id13" draw:id="id13" draw:layer="layout" svg:width="4cm" svg:height="2cm" svg:x="12.7cm" svg:y="16.2cm">
          <text:p text:style-name="P1"><text:span text:style-name="T2">Algorithm B :</text:span></text:p>
          <text:p text:style-name="P1"><text:span text:style-name="T1">Metaheuristic</text:span><text:span text:style-name="T9"> or</text:span></text:p>
          <text:p text:style-name="P1"><text:span text:style-name="T1">Sampling method</text:span></text:p>
          <draw:enhanced-geometry svg:viewBox="0 0 21600 21600" draw:mirror-horizontal="false" draw:mirror-vertical="false" draw:glue-points="10800 0 0 10800 10800 21600 21600 10800" draw:text-areas="0 0 21600 ?f11" draw:type="paper" draw:modifiers="16886.978255436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0" draw:layer="layout" svg:x1="16.7cm" svg:y1="17.2cm" svg:x2="17.725cm" svg:y2="17.2cm" draw:start-shape="id13" draw:start-glue-point="7" draw:end-shape="id10" draw:end-glue-point="3" svg:d="M16700 17200h1025" svg:viewBox="0 0 1026 1">
          <text:p/>
        </draw:connector>
      </draw:page>
      <draw:page draw:name="page2" draw:style-name="dp1" draw:master-page-name="Default">
        <draw:custom-shape draw:style-name="gr1" draw:text-style-name="P2" xml:id="id14" draw:id="id14" draw:layer="layout" svg:width="4cm" svg:height="2cm" svg:x="14.858cm" svg:y="4.4cm">
          <text:p text:style-name="P1"><text:span text:style-name="T1">BUILD</text:span></text:p>
          <text:p text:style-name="P1"><text:span text:style-name="T2">children of</text:span></text:p>
          <text:p text:style-name="P1"><text:span text:style-name="T2">selected fractals</text:span></text:p>
          <text:p text:style-name="P1"><text:span text:style-name="T2">with method H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24" draw:id="id24" draw:layer="layout" svg:width="4cm" svg:height="2cm" svg:x="5.046cm" svg:y="4.4cm">
          <text:p text:style-name="P5"><text:span text:style-name="T5">SELECT </text:span></text:p>
          <text:p text:style-name="P5"><text:span text:style-name="T6">n fractals from</text:span></text:p>
          <text:p text:style-name="P5"><text:span text:style-name="T6">OPEN with rule R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23" draw:id="id23" draw:layer="layout" svg:width="4cm" svg:height="2cm" svg:x="10.058cm" svg:y="10.4cm">
          <text:p text:style-name="P3"><text:span text:style-name="T3">EXPLORE</text:span></text:p>
          <text:p text:style-name="P3"><text:span text:style-name="T4">child</text:span></text:p>
          <text:p text:style-name="P3"><text:span text:style-name="T4">with algorithm A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22" draw:id="id22" draw:layer="layout" svg:width="4cm" svg:height="2cm" svg:x="10.058cm" svg:y="13.4cm">
          <text:p text:style-name="P3"><text:span text:style-name="T3">SCORE</text:span></text:p>
          <text:p text:style-name="P3"><text:span text:style-name="T4">explored fractal</text:span></text:p>
          <text:p text:style-name="P3"><text:span text:style-name="T4">with heuristic 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17" draw:id="id17" draw:layer="layout" svg:width="4cm" svg:height="2cm" svg:x="19.658cm" svg:y="10.4cm">
          <text:p text:style-name="P3"><text:span text:style-name="T3">EXPLOIT</text:span></text:p>
          <text:p text:style-name="P3"><text:span text:style-name="T4">child</text:span></text:p>
          <text:p text:style-name="P3"><text:span text:style-name="T4">with algorithm B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15" draw:id="id15" draw:layer="layout" svg:width="4cm" svg:height="2.1cm" svg:x="14.858cm" svg:y="7.4cm">
          <text:p text:style-name="P8"><text:span text:style-name="T7">For each</text:span></text:p>
          <text:p text:style-name="P8"><text:span text:style-name="T7">child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4" xml:id="id21" draw:id="id21" draw:layer="layout" svg:width="4cm" svg:height="2cm" svg:x="24.658cm" svg:y="16.4cm">
          <text:p text:style-name="P13"><text:span text:style-name="T1">RETURN</text:span></text:p>
          <text:p text:style-name="P13"><text:span text:style-name="T9">best solution</text:span></text:p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12" xml:id="id16" draw:id="id16" draw:layer="layout" svg:width="4cm" svg:height="2cm" svg:x="14.858cm" svg:y="10.4cm">
          <text:p text:style-name="P11"><text:span text:style-name="T8">DEPTH MAX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10" draw:layer="layout" svg:x1="16.858cm" svg:y1="6.4cm" svg:x2="16.858cm" svg:y2="7.4cm" draw:start-shape="id14" draw:start-glue-point="2" draw:end-shape="id15" draw:end-glue-point="7" svg:d="M16858 6400v1000" svg:viewBox="0 0 1 1001">
          <text:p/>
        </draw:connector>
        <draw:connector draw:style-name="gr8" draw:text-style-name="P10" draw:layer="layout" svg:x1="16.858cm" svg:y1="9.5cm" svg:x2="16.858cm" svg:y2="10.4cm" draw:start-shape="id15" draw:start-glue-point="5" draw:end-shape="id16" draw:end-glue-point="4" svg:d="M16858 9500v900" svg:viewBox="0 0 1 901">
          <text:p/>
        </draw:connector>
        <draw:custom-shape draw:style-name="gr9" draw:text-style-name="P12" xml:id="id20" draw:id="id20" draw:layer="layout" svg:width="4cm" svg:height="2cm" svg:x="19.658cm" svg:y="16.4cm">
          <text:p text:style-name="P11"><text:span text:style-name="T8">STOP 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6" xml:id="id19" draw:id="id19" draw:layer="layout" svg:width="4cm" svg:height="2cm" svg:x="10.058cm" svg:y="16.4cm">
          <text:p text:style-name="P5"><text:span text:style-name="T5">APPEND</text:span></text:p>
          <text:p text:style-name="P5"><text:span text:style-name="T6">scored fractal</text:span></text:p>
          <text:p text:style-name="P5"><text:span text:style-name="T6"><text:s/></text:span><text:span text:style-name="T6">to O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1.5cm" svg:height="1cm" svg:x="23.358cm" svg:y="16.6cm">
          <draw:text-box>
            <text:p><text:span text:style-name="T2">YES</text:span></text:p>
          </draw:text-box>
        </draw:frame>
        <draw:frame draw:style-name="gr12" draw:text-style-name="P15" draw:layer="layout" svg:width="1.5cm" svg:height="1cm" svg:x="20.6cm" svg:y="18.4cm">
          <draw:text-box>
            <text:p><text:span text:style-name="T2">NO</text:span></text:p>
          </draw:text-box>
        </draw:frame>
        <draw:frame draw:style-name="gr23" draw:text-style-name="P15" draw:layer="layout" svg:width="1.6cm" svg:height="1.275cm" svg:x="18.442cm" svg:y="10.625cm">
          <draw:text-box draw:corner-radius="0.1cm">
            <text:p><text:span text:style-name="T2">YES</text:span></text:p>
          </draw:text-box>
        </draw:frame>
        <draw:frame draw:style-name="gr24" draw:text-style-name="P15" draw:layer="layout" svg:width="1.5cm" svg:height="0.763cm" svg:x="13.958cm" svg:y="10.637cm">
          <draw:text-box>
            <text:p><text:span text:style-name="T2">NO</text:span></text:p>
          </draw:text-box>
        </draw:frame>
        <draw:connector draw:style-name="gr8" draw:text-style-name="P10" draw:layer="layout" svg:x1="16.858cm" svg:y1="3.6cm" svg:x2="16.858cm" svg:y2="4.4cm" draw:end-shape="id14" draw:end-glue-point="0" svg:d="M16858 3600v800" svg:viewBox="0 0 1 801">
          <text:p/>
        </draw:connector>
        <draw:custom-shape draw:style-name="gr13" draw:text-style-name="P16" xml:id="id27" draw:id="id27" draw:layer="layout" svg:width="4cm" svg:height="2cm" svg:x="5.058cm" svg:y="1.6cm">
          <text:p text:style-name="P1"><text:span text:style-name="T2">Selection rule R :</text:span></text:p>
          <text:p text:style-name="P1"><text:span text:style-name="T1">Tree Search</text:span></text:p>
          <draw:enhanced-geometry svg:viewBox="0 0 21600 21600" draw:mirror-horizontal="false" draw:mirror-vertical="false" draw:glue-points="10800 0 0 10800 10800 21600 21600 10800" draw:text-areas="0 0 21600 ?f11" draw:type="paper" draw:modifiers="17335.066233441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6" draw:layer="layout" svg:width="4cm" svg:height="2cm" svg:x="14.858cm" svg:y="1.601cm">
          <text:p text:style-name="P1"><text:span text:style-name="T2">Method H :</text:span></text:p>
          <text:p text:style-name="P1"><text:span text:style-name="T1">Hypervolume</text:span></text:p>
          <draw:enhanced-geometry svg:viewBox="0 0 21600 21600" draw:mirror-horizontal="false" draw:mirror-vertical="false" draw:glue-points="10800 0 0 10800 10800 21600 21600 10800" draw:text-areas="0 0 21600 ?f11" draw:type="paper" draw:modifiers="17291.877030742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16" xml:id="id26" draw:id="id26" draw:layer="layout" svg:width="4cm" svg:height="2cm" svg:x="10.058cm" svg:y="7.4cm">
          <text:p text:style-name="P1"><text:span text:style-name="T2">Algorithm A :</text:span></text:p>
          <text:p text:style-name="P1"><text:span text:style-name="T1">Metaheuristic</text:span><text:span text:style-name="T9"> or</text:span></text:p>
          <text:p text:style-name="P1"><text:span text:style-name="T1">Sampling method</text:span></text:p>
          <draw:enhanced-geometry svg:viewBox="0 0 21600 21600" draw:mirror-horizontal="false" draw:mirror-vertical="false" draw:glue-points="10800 0 0 10800 10800 21600 21600 10800" draw:text-areas="0 0 21600 ?f11" draw:type="paper" draw:modifiers="17383.65408647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8" xml:id="id25" draw:id="id25" draw:layer="layout" svg:width="4cm" svg:height="2cm" svg:x="14.858cm" svg:y="13.4cm">
          <text:p text:style-name="P17"><text:span text:style-name="T9">Scoring method S:</text:span></text:p>
          <text:p text:style-name="P17"><text:span text:style-name="T1">Heuristic</text:span></text:p>
          <draw:enhanced-geometry svg:viewBox="0 0 21600 21600" draw:mirror-horizontal="false" draw:mirror-vertical="false" draw:glue-points="10800 0 0 10800 10800 21600 21600 10800" draw:text-areas="0 0 21600 ?f11" draw:type="paper" draw:modifiers="17480.829792551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6" xml:id="id18" draw:id="id18" draw:layer="layout" svg:width="4cm" svg:height="2cm" svg:x="19.658cm" svg:y="7.4cm">
          <text:p text:style-name="P1"><text:span text:style-name="T2">Algorithm B :</text:span></text:p>
          <text:p text:style-name="P1"><text:span text:style-name="T1">Metaheuristic</text:span><text:span text:style-name="T9"> or</text:span></text:p>
          <text:p text:style-name="P1"><text:span text:style-name="T1">Sampling method</text:span></text:p>
          <draw:enhanced-geometry svg:viewBox="0 0 21600 21600" draw:mirror-horizontal="false" draw:mirror-vertical="false" draw:glue-points="10800 0 0 10800 10800 21600 21600 10800" draw:text-areas="0 0 21600 ?f11" draw:type="paper" draw:modifiers="16886.978255436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0" draw:layer="layout" svg:x1="18.858cm" svg:y1="11.4cm" svg:x2="19.658cm" svg:y2="11.4cm" draw:start-shape="id16" draw:start-glue-point="7" draw:end-shape="id17" draw:end-glue-point="3" svg:d="M18858 11400h800" svg:viewBox="0 0 801 1">
          <text:p/>
        </draw:connector>
        <draw:connector draw:style-name="gr8" draw:text-style-name="P10" draw:layer="layout" svg:x1="21.658cm" svg:y1="9.4cm" svg:x2="21.658cm" svg:y2="10.4cm" draw:start-shape="id18" draw:start-glue-point="6" draw:end-shape="id17" draw:end-glue-point="0" svg:d="M21658 9400v1000" svg:viewBox="0 0 1 1001">
          <text:p/>
        </draw:connector>
        <draw:connector draw:style-name="gr8" draw:text-style-name="P10" draw:layer="layout" svg:x1="14.058cm" svg:y1="17.4cm" svg:x2="19.658cm" svg:y2="17.4cm" draw:start-shape="id19" draw:start-glue-point="1" draw:end-shape="id20" draw:end-glue-point="5" svg:d="M14058 17400h5600" svg:viewBox="0 0 5601 1">
          <text:p/>
        </draw:connector>
        <draw:connector draw:style-name="gr8" draw:text-style-name="P10" draw:layer="layout" svg:x1="23.658cm" svg:y1="17.4cm" svg:x2="24.658cm" svg:y2="17.4cm" draw:start-shape="id20" draw:start-glue-point="7" draw:end-shape="id21" draw:end-glue-point="3" svg:d="M23658 17400h1000" svg:viewBox="0 0 1001 1">
          <text:p/>
        </draw:connector>
        <draw:connector draw:style-name="gr8" draw:text-style-name="P10" draw:layer="layout" svg:x1="12.058cm" svg:y1="15.4cm" svg:x2="12.058cm" svg:y2="16.4cm" draw:start-shape="id22" draw:start-glue-point="2" draw:end-shape="id19" draw:end-glue-point="0" svg:d="M12058 15400v1000" svg:viewBox="0 0 1 1001">
          <text:p/>
        </draw:connector>
        <draw:connector draw:style-name="gr8" draw:text-style-name="P10" draw:layer="layout" svg:x1="12.058cm" svg:y1="12.4cm" svg:x2="12.058cm" svg:y2="13.4cm" draw:start-shape="id23" draw:start-glue-point="2" draw:end-shape="id22" draw:end-glue-point="0" svg:d="M12058 12400v1000" svg:viewBox="0 0 1 1001">
          <text:p/>
        </draw:connector>
        <draw:connector draw:style-name="gr8" draw:text-style-name="P10" draw:layer="layout" draw:line-skew="0.298cm" svg:x1="21.658cm" svg:y1="18.4cm" svg:x2="7.046cm" svg:y2="6.4cm" draw:start-shape="id20" draw:start-glue-point="6" draw:end-shape="id24" draw:end-glue-point="2" svg:d="M21658 18400v800h-14612v-12800" svg:viewBox="0 0 14613 12801">
          <text:p/>
        </draw:connector>
        <draw:connector draw:style-name="gr8" draw:text-style-name="P10" draw:layer="layout" svg:x1="14.858cm" svg:y1="11.4cm" svg:x2="14.058cm" svg:y2="11.4cm" draw:start-shape="id16" draw:start-glue-point="5" draw:end-shape="id23" draw:end-glue-point="1" svg:d="M14858 11400h-800" svg:viewBox="0 0 801 1">
          <text:p/>
        </draw:connector>
        <draw:connector draw:style-name="gr8" draw:text-style-name="P10" draw:layer="layout" svg:x1="14.858cm" svg:y1="14.4cm" svg:x2="14.058cm" svg:y2="14.4cm" draw:start-shape="id25" draw:start-glue-point="5" draw:end-shape="id22" draw:end-glue-point="1" svg:d="M14858 14400h-800" svg:viewBox="0 0 801 1">
          <text:p/>
        </draw:connector>
        <draw:connector draw:style-name="gr8" draw:text-style-name="P10" draw:layer="layout" svg:x1="12.058cm" svg:y1="9.4cm" svg:x2="12.058cm" svg:y2="10.4cm" draw:start-shape="id26" draw:start-glue-point="6" draw:end-shape="id23" draw:end-glue-point="0" svg:d="M12058 9400v1000" svg:viewBox="0 0 1 1001">
          <text:p/>
        </draw:connector>
        <draw:connector draw:style-name="gr8" draw:text-style-name="P10" draw:layer="layout" draw:line-skew="-0.201cm" svg:x1="7.058cm" svg:y1="3.6cm" svg:x2="7.046cm" svg:y2="4.4cm" draw:start-shape="id27" draw:start-glue-point="6" draw:end-shape="id24" draw:end-glue-point="0" svg:d="M7058 3600v200h-12v600" svg:viewBox="0 0 13 801">
          <text:p/>
        </draw:connector>
        <draw:connector draw:style-name="gr8" draw:text-style-name="P10" draw:layer="layout" svg:x1="9.046cm" svg:y1="5.4cm" svg:x2="14.858cm" svg:y2="5.4cm" draw:start-shape="id24" draw:start-glue-point="1" draw:end-shape="id14" draw:end-glue-point="3" svg:d="M9046 5400h5812" svg:viewBox="0 0 5813 1">
          <text:p/>
        </draw:connector>
        <draw:custom-shape draw:style-name="gr10" draw:text-style-name="P14" draw:layer="layout" svg:width="4cm" svg:height="2cm" svg:x="1.058cm" svg:y="4.4cm">
          <text:p text:style-name="P19"><text:span text:style-name="T3">INITIALIZE</text:span></text:p>
          <text:p text:style-name="P19"><text:span text:style-name="T4">OPEN list</text:span></text:p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8" draw:text-style-name="P10" draw:layer="layout" svg:x1="21.658cm" svg:y1="12.4cm" svg:x2="21.658cm" svg:y2="16.4cm" draw:start-shape="id17" draw:start-glue-point="2" draw:end-shape="id20" draw:end-glue-point="4" svg:d="M21658 12400v4000" svg:viewBox="0 0 1 4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0:14:42.442740442</meta:creation-date>
    <dc:date>2022-03-03T12:57:09.552609407</dc:date>
    <meta:editing-duration>PT1M48S</meta:editing-duration>
    <meta:editing-cycles>7</meta:editing-cycles>
    <meta:generator>LibreOffice/6.4.7.2$Linux_X86_64 LibreOffice_project/40$Build-2</meta:generator>
    <meta:document-statistic meta:object-count="79"/>
  </office:meta>
</office:document-meta>
</file>